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iKey: "<text:bookmark-start text:name="__DdeLink__12_3930049383"/><text:bookmark-start text:name="__DdeLink__21_3930049383"/><text:bookmark-start text:name="__DdeLink__16_3930049383"/>AIzaSyC9JnYFJxlS40BtDSsH-bJ7PYqTwcooRd4<text:bookmark-end text:name="__DdeLink__12_3930049383"/><text:bookmark-end text:name="__DdeLink__21_3930049383"/><text:bookmark-end text:name="__DdeLink__16_3930049383"/>",</text:p>
      <text:p text:style-name="Standard"><text:s text:c="4"/>authDomain: "fir-react-test-8d168.firebaseapp.com",</text:p>
      <text:p text:style-name="Standard"><text:s text:c="4"/>databaseURL: "https://fir-react-test-8d168.firebaseio.com",</text:p>
      <text:p text:style-name="Standard"><text:s text:c="4"/>projectId: "fir-react-test-8d168",</text:p>
      <text:p text:style-name="Standard"><text:s text:c="4"/>storageBucket: "fir-react-test-8d168.appspot.com",</text:p>
      <text:p text:style-name="Standard"><text:s text:c="4"/>messagingSenderId: "<text:bookmark-start text:name="__DdeLink__19_3930049383"/>451495895259<text:bookmark-end text:name="__DdeLink__19_3930049383"/>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2:08:03.655983555</meta:creation-date>
    <dc:date>2018-12-25T13:12:22.700862057</dc:date>
    <meta:editing-duration>PT10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2" meta:character-count="297" meta:non-whitespace-character-count="271"/>
  </office:meta>
</office:document-meta>
</file>